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2.04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2.04cm"/>
    </style:style>
    <style:style style:name="gr3" style:family="graphic" style:parent-style-name="objectwithoutfill">
      <style:graphic-properties svg:stroke-width="0.053cm" svg:stroke-color="#ff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441cm"/>
      <style:paragraph-properties style:writing-mode="lr-tb"/>
    </style:style>
    <style:style style:name="gr7" style:family="graphic" style:parent-style-name="objectwithoutfill">
      <style:graphic-properties svg:stroke-width="0.053cm" svg:stroke-color="#b2b2b2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2.29cm" fo:min-width="2.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P1" style:family="paragraph">
      <style:paragraph-properties fo:text-align="center"/>
      <style:text-properties style:font-name="Liberation Mono"/>
    </style:style>
    <style:style style:name="P2" style:family="paragraph">
      <loext:graphic-properties draw:fill="none"/>
      <style:paragraph-properties fo:text-align="center"/>
      <style:text-properties style:font-name="Liberation Mono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Mono"/>
    </style:style>
    <style:style style:name="P6" style:family="paragraph">
      <loext:graphic-properties draw:fill="none"/>
      <style:paragraph-properties fo:text-align="center"/>
      <style:text-properties fo:color="#b2b2b2" loext:opacity="100%"/>
    </style:style>
    <style:style style:name="P7" style:family="paragraph">
      <style:paragraph-properties fo:text-align="center"/>
      <style:text-properties fo:color="#b2b2b2" loext:opacity="100%" style:font-name="Liberation Mono"/>
    </style:style>
    <style:style style:name="P8" style:family="paragraph">
      <loext:graphic-properties draw:fill="none" draw:fill-color="#ffffff"/>
      <style:paragraph-properties fo:text-align="center"/>
      <style:text-properties fo:color="#b2b2b2" loext:opacity="100%" style:font-name="Liberation Mono"/>
    </style:style>
    <style:style style:name="P9" style:family="paragraph">
      <loext:graphic-properties draw:fill="none" draw:fill-color="#729fcf"/>
      <style:paragraph-properties fo:text-align="center"/>
      <style:text-properties style:font-name="Liberation Mono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Liberation Mono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Mono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54cm" svg:height="2.54cm" svg:x="1cm" svg:y="9.23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2.54cm" svg:x="3.54cm" svg:y="9.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2.54cm" svg:x="9.453cm" svg:y="9.23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4cm" svg:height="2.54cm" svg:x="11.993cm" svg:y="9.23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2.54cm" svg:height="2.54cm" svg:x="18.145cm" svg:y="9.2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2.54cm" svg:x="20.685cm" svg:y="9.23cm">
          <text:p text:style-name="P4"><text:span text:style-name="T1">NULL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81cm" svg:y1="10.525cm" svg:x2="9.255cm" svg:y2="10.525cm">
          <text:p/>
        </draw:line>
        <draw:line draw:style-name="gr3" draw:text-style-name="P3" draw:layer="layout" svg:x1="13.383cm" svg:y1="10.525cm" svg:x2="17.828cm" svg:y2="10.525cm">
          <text:p/>
        </draw:line>
        <draw:g>
          <draw:line draw:style-name="gr4" draw:text-style-name="P3" draw:layer="layout" svg:x1="2.27cm" svg:y1="13.7cm" svg:x2="2.27cm" svg:y2="12.112cm">
            <text:p/>
          </draw:line>
          <draw:frame draw:style-name="gr5" draw:text-style-name="P5" draw:layer="layout" svg:width="2.54cm" svg:height="0.971cm" svg:x="1cm" svg:y="14.004cm">
            <draw:text-box>
              <text:p text:style-name="P1">first</text:p>
            </draw:text-box>
          </draw:frame>
        </draw:g>
        <draw:g>
          <draw:g>
            <draw:line draw:style-name="gr4" draw:text-style-name="P3" draw:layer="layout" svg:x1="10.843cm" svg:y1="13.695cm" svg:x2="10.843cm" svg:y2="12.107cm">
              <text:p/>
            </draw:line>
            <draw:frame draw:style-name="gr6" draw:text-style-name="P5" draw:layer="layout" svg:width="2.857cm" svg:height="1.691cm" svg:x="9.456cm" svg:y="13.7cm">
              <draw:text-box>
                <text:p text:style-name="P1">second</text:p>
              </draw:text-box>
            </draw:frame>
          </draw:g>
          <draw:g>
            <draw:line draw:style-name="gr4" draw:text-style-name="P3" draw:layer="layout" svg:x1="19.533cm" svg:y1="13.591cm" svg:x2="19.533cm" svg:y2="12.003cm">
              <text:p/>
            </draw:line>
            <draw:frame draw:style-name="gr6" draw:text-style-name="P5" draw:layer="layout" svg:width="2.857cm" svg:height="1.691cm" svg:x="18.146cm" svg:y="13.596cm">
              <draw:text-box>
                <text:p text:style-name="P1">last</text:p>
              </draw:text-box>
            </draw:frame>
          </draw:g>
        </draw:g>
        <draw:g>
          <draw:line draw:style-name="gr7" draw:text-style-name="P6" draw:layer="layout" svg:x1="2.27cm" svg:y1="7.349cm" svg:x2="2.27cm" svg:y2="8.937cm">
            <text:p/>
          </draw:line>
          <draw:frame draw:style-name="gr5" draw:text-style-name="P8" draw:layer="layout" svg:width="2.54cm" svg:height="0.971cm" svg:x="1cm" svg:y="6.08cm">
            <draw:text-box>
              <text:p text:style-name="P7">head</text:p>
            </draw:text-box>
          </draw:frame>
        </draw:g>
        <draw:g>
          <draw:line draw:style-name="gr7" draw:text-style-name="P6" draw:layer="layout" svg:x1="10.843cm" svg:y1="7.349cm" svg:x2="10.843cm" svg:y2="8.937cm">
            <text:p/>
          </draw:line>
          <draw:frame draw:style-name="gr5" draw:text-style-name="P8" draw:layer="layout" svg:width="2.54cm" svg:height="0.971cm" svg:x="9.573cm" svg:y="6.08cm">
            <draw:text-box>
              <text:p text:style-name="P7">head</text:p>
            </draw:text-box>
          </draw:frame>
        </draw:g>
        <draw:g>
          <draw:line draw:style-name="gr7" draw:text-style-name="P6" draw:layer="layout" svg:x1="19.415cm" svg:y1="7.349cm" svg:x2="19.415cm" svg:y2="8.937cm">
            <text:p/>
          </draw:line>
          <draw:frame draw:style-name="gr5" draw:text-style-name="P8" draw:layer="layout" svg:width="2.54cm" svg:height="0.971cm" svg:x="18.145cm" svg:y="6.08cm">
            <draw:text-box>
              <text:p text:style-name="P7">head</text:p>
            </draw:text-box>
          </draw:frame>
        </draw:g>
        <draw:line draw:style-name="gr4" draw:text-style-name="P3" draw:layer="layout" svg:x1="27.43cm" svg:y1="7.309cm" svg:x2="27.43cm" svg:y2="8.897cm">
          <text:p/>
        </draw:line>
        <draw:frame draw:style-name="gr5" draw:text-style-name="P5" draw:layer="layout" svg:width="2.54cm" svg:height="0.971cm" svg:x="26.16cm" svg:y="6.04cm">
          <draw:text-box>
            <text:p text:style-name="P1">head</text:p>
          </draw:text-box>
        </draw:frame>
        <draw:custom-shape draw:style-name="gr8" draw:text-style-name="P9" draw:layer="layout" svg:width="2.54cm" svg:height="2.54cm" svg:x="26.16cm" svg:y="9.23cm">
          <text:p text:style-name="P4"><text:span text:style-name="T1">0x0</text:span></text:p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9.842cm" svg:height="3.175cm" svg:x="1cm" svg:y="1cm">
          <draw:text-box>
            <text:p text:style-name="P10"><text:span text:style-name="T2">Linked List</text:span></text:p>
            <text:p text:style-name="P10"><text:span text:style-name="T3">แผนภาพหลังจากเพิ่ม </text:span><text:span text:style-name="T4">node</text:span><text:span text:style-name="T3"> </text:span><text:span text:style-name="T3">แล้ว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otsawat Thinkanwatthana</meta:initial-creator>
    <meta:creation-date>2022-08-05T18:58:04.811405854</meta:creation-date>
    <dc:date>2022-08-05T19:25:56.814785431</dc:date>
    <dc:creator>Potsawat Thinkanwatthana</dc:creator>
    <meta:editing-duration>PT17M26S</meta:editing-duration>
    <meta:editing-cycles>12</meta:editing-cycles>
    <meta:generator>LibreOffice/7.3.5.2$MacOSX_AARCH64 LibreOffice_project/184fe81b8c8c30d8b5082578aee2fed2ea847c01</meta:generator>
    <meta:document-statistic meta:object-count="33"/>
  </office:meta>
</office:document-meta>
</file>